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31/05/2018</text:date>, <text:time>22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0S</meta:editing-duration>
    <meta:editing-cycles>7</meta:editing-cycles>
    <meta:generator>OpenOffice/4.1.1$Win32 OpenOffice.org_project/411m6$Build-9775</meta:generator>
    <dc:date>2018-05-31T22:35:21.29</dc:date>
    <dc:creator>Gino Derycke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